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2000001E90000020FB0E0CDCA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 Mono" svg:font-family="'Consola Mono'" style:font-pitch="fixed"/>
    <style:font-face style:name="Consola Mono1" svg:font-family="'Consola Mono'" style:font-adornments="Book" style:font-pitch="fixed"/>
    <style:font-face style:name="Crimson Text" svg:font-family="'Crimson Text'" style:font-pitch="variable"/>
    <style:font-face style:name="Quattrocento Roman" svg:font-family="'Quattrocento Roman'" style:font-adornments="Regular" style:font-pitch="variable"/>
    <style:font-face style:name="Bitstream Charter" svg:font-family="'Bitstream Charter'" style:font-family-generic="roman" style:font-pitch="variable"/>
    <style:font-face style:name="LM Roman 12" svg:font-family="'LM Roman 12'" style:font-family-generic="roman" style:font-pitch="variable"/>
    <style:font-face style:name="Arial" svg:font-family="Arial" style:font-family-generic="swiss" style:font-pitch="variable"/>
    <style:font-face style:name="NotCourierSans" svg:font-family="NotCourierSans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udion">
      <style:table-cell-properties style:diagonal-bl-tr="none" fo:background-color="transparent" fo:border="0.26pt solid #000000" fo:padding="0.201cm" style:vertical-align="top"/>
      <style:text-properties style:font-name="Consola Mono" fo:font-size="9pt" style:font-size-asian="9pt" style:font-size-complex="9pt"/>
    </style:style>
    <style:style style:name="ce2" style:family="table-cell" style:parent-style-name="bandes">
      <style:table-cell-properties style:diagonal-bl-tr="none" fo:border="0.26pt solid #000000"/>
      <style:text-properties style:font-name="Consola Mono" fo:font-size="9pt" style:font-size-asian="9pt" style:font-size-complex="9pt"/>
    </style:style>
    <style:style style:name="ce3" style:family="table-cell" style:parent-style-name="bandes">
      <style:table-cell-properties style:diagonal-bl-tr="none" style:text-align-source="fix" style:repeat-content="false" fo:border="0.26pt solid #000000" fo:padding="0.235cm" style:vertical-align="middle"/>
      <style:paragraph-properties fo:text-align="end" fo:margin-left="0cm"/>
      <style:text-properties style:font-name="Consola Mono" fo:font-size="9pt" style:font-size-asian="9pt" style:font-size-complex="9pt"/>
    </style:style>
    <style:style style:name="ce4" style:family="table-cell" style:parent-style-name="bandes">
      <style:table-cell-properties style:diagonal-bl-tr="none" style:text-align-source="fix" style:repeat-content="false" fo:border="0.26pt solid #000000" style:vertical-align="middle"/>
      <style:paragraph-properties fo:text-align="center"/>
      <style:text-properties style:font-name="Consola Mono" fo:font-size="9pt" style:font-size-asian="9pt" style:font-size-complex="9pt"/>
    </style:style>
    <style:style style:name="ce5" style:family="table-cell" style:parent-style-name="Default">
      <style:table-cell-properties style:diagonal-bl-tr="none" fo:border="0.26pt solid #000000"/>
      <style:text-properties style:font-name="Consola Mono" fo:font-size="9pt" style:font-size-asian="9pt" style:font-size-complex="9pt"/>
    </style:style>
    <style:style style:name="ce6" style:family="table-cell" style:parent-style-name="bandes">
      <style:table-cell-properties style:diagonal-bl-tr="none" style:diagonal-tl-br="none" fo:border="0.26pt solid #000000"/>
      <style:text-properties style:font-name="Consola Mono" fo:font-size="9pt" style:font-size-asian="9pt" style:font-size-complex="9pt"/>
    </style:style>
    <style:style style:name="ce7" style:family="table-cell" style:parent-style-name="bandes">
      <style:table-cell-properties style:diagonal-bl-tr="none" fo:border="0.26pt solid #000000"/>
    </style:style>
    <style:style style:name="ce8" style:family="table-cell" style:parent-style-name="bandes">
      <style:table-cell-properties fo:border-bottom="none" style:diagonal-bl-tr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bandes">
      <style:table-cell-properties style:diagonal-bl-tr="none" fo:border="none"/>
    </style:style>
    <style:style style:name="ce12" style:family="table-cell" style:parent-style-name="bandes">
      <style:table-cell-properties fo:border-bottom="0.26pt solid #000000" style:diagonal-bl-tr="none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ludion" style:data-style-name="N114">
      <style:table-cell-properties style:diagonal-bl-tr="none" fo:border="0.26pt solid #000000" style:vertical-align="top"/>
      <style:text-properties style:font-name="Crimson Text" fo:font-size="11pt" style:font-size-asian="11pt" style:font-size-complex="11pt"/>
    </style:style>
    <style:style style:name="ce15" style:family="table-cell" style:parent-style-name="ludion">
      <style:table-cell-properties style:diagonal-bl-tr="none" fo:border="0.26pt solid #000000"/>
      <style:text-properties style:font-name="Consola Mono" fo:font-size="9pt" style:font-size-asian="9pt" style:font-size-complex="9pt"/>
    </style:style>
    <style:style style:name="ce16" style:family="table-cell" style:parent-style-name="ludion">
      <style:table-cell-properties style:diagonal-bl-tr="none" fo:border="0.26pt solid #000000" style:vertical-align="top"/>
      <style:text-properties style:font-name="Crimson Text" fo:font-size="11pt" style:font-size-asian="11pt" style:font-size-complex="11pt"/>
    </style:style>
    <style:style style:name="ce17" style:family="table-cell" style:parent-style-name="ludion">
      <style:table-cell-properties style:diagonal-bl-tr="none" fo:border="0.26pt solid #000000" style:vertical-align="bottom"/>
      <style:text-properties style:font-name="Consola Mono" fo:font-size="9pt" style:font-size-asian="9pt" style:font-size-complex="9pt"/>
    </style:style>
    <style:style style:name="ce18" style:family="table-cell" style:parent-style-name="decr">
      <style:table-cell-properties style:diagonal-bl-tr="none" fo:border="0.26pt solid #000000" style:vertical-align="bottom"/>
      <style:text-properties fo:color="#ffffff" style:font-name="Consola Mono" fo:font-size="9pt" style:font-size-asian="9pt" style:font-size-complex="9pt"/>
    </style:style>
    <style:style style:name="ce19" style:family="table-cell" style:parent-style-name="bandes">
      <style:table-cell-properties style:diagonal-bl-tr="none" fo:border="0.26pt solid #000000" style:vertical-align="bottom"/>
      <style:text-properties style:font-name="Consola Mono" fo:font-size="9pt" style:font-size-asian="9pt" style:font-size-complex="9pt"/>
    </style:style>
    <style:style style:name="ce20" style:family="table-cell" style:parent-style-name="ludion">
      <style:table-cell-properties style:diagonal-bl-tr="none" style:text-align-source="fix" style:repeat-content="false" fo:border="0.26pt solid #000000" fo:padding="0.201cm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21" style:family="table-cell" style:parent-style-name="decr">
      <style:table-cell-properties style:diagonal-bl-tr="none" style:text-align-source="value-type" style:repeat-content="false" fo:wrap-option="wrap" fo:border="0.26pt solid #000000" fo:padding="0.201cm" style:vertical-align="top"/>
      <style:paragraph-properties fo:margin-left="0cm"/>
      <style:text-properties style:font-name="Consola Mono" fo:font-size="7pt" style:font-size-asian="7pt" style:font-size-complex="7pt"/>
    </style:style>
    <style:style style:name="ce22" style:family="table-cell" style:parent-style-name="decr">
      <style:table-cell-properties style:diagonal-bl-tr="none" style:text-align-source="value-type" style:repeat-content="false" fo:border="0.26pt solid #000000" style:vertical-align="bottom"/>
      <style:paragraph-properties fo:margin-left="0cm"/>
      <style:text-properties style:font-name="Consola Mono" fo:font-size="9pt" style:font-size-asian="9pt" style:font-size-complex="9pt"/>
    </style:style>
    <style:style style:name="ce23" style:family="table-cell" style:parent-style-name="decr">
      <style:table-cell-properties style:diagonal-bl-tr="none" style:text-align-source="fix" style:repeat-content="false" fo:border="0.26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24" style:family="table-cell" style:parent-style-name="ludion">
      <style:table-cell-properties fo:border-bottom="0.26pt solid #000000" style:diagonal-bl-tr="none" style:text-align-source="fix" style:repeat-content="false" fo:border-left="0.26pt solid #000000" fo:padding="0.201cm" fo:border-right="0.26pt solid #000000" fo:border-top="0.99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25" style:family="table-cell" style:parent-style-name="decr">
      <style:table-cell-properties style:diagonal-bl-tr="none" style:text-align-source="fix" style:repeat-content="false" fo:wrap-option="wrap" fo:border="0.26pt solid #000000" fo:padding="0.201cm" style:vertical-align="top"/>
      <style:paragraph-properties fo:text-align="start" fo:margin-left="0cm"/>
      <style:text-properties style:font-name="Consola Mono" fo:font-size="7pt" style:font-size-asian="7pt" style:font-size-complex="7pt"/>
    </style:style>
    <style:style style:name="ce26" style:family="table-cell" style:parent-style-name="decr">
      <style:table-cell-properties fo:border-bottom="0.26pt solid #000000" style:diagonal-bl-tr="none" style:text-align-source="fix" style:repeat-content="false" fo:border-left="0.26pt solid #000000" fo:border-right="0.26pt solid #000000" fo:border-top="0.99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27" style:family="table-cell" style:parent-style-name="ludion">
      <style:table-cell-properties style:diagonal-bl-tr="none" style:text-align-source="fix" style:repeat-content="false" fo:wrap-option="wrap" fo:border="0.26pt solid #000000" fo:padding="0.201cm" style:vertical-align="top"/>
      <style:paragraph-properties fo:text-align="start" fo:margin-left="0cm"/>
      <style:text-properties style:font-name="Consola Mono" fo:font-size="8pt" style:font-size-asian="8pt" style:font-size-complex="8pt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26pt solid #000000" style:vertical-align="middle"/>
      <style:paragraph-properties fo:text-align="center" fo:margin-left="0cm"/>
      <style:text-properties style:font-name="Consola Mono" fo:font-size="9pt" style:font-size-asian="9pt" style:font-size-complex="9pt"/>
    </style:style>
    <style:style style:name="ce29" style:family="table-cell" style:parent-style-name="ludion">
      <style:table-cell-properties style:diagonal-bl-tr="none" style:text-align-source="fix" style:repeat-content="false" fo:border="0.26pt solid #000000" style:vertical-align="bottom"/>
      <style:paragraph-properties fo:text-align="start" fo:margin-left="0cm"/>
      <style:text-properties style:font-name="Consola Mono" fo:font-size="9pt" style:font-name-asian="Droid Sans Fallback" style:font-size-asian="9pt" style:font-name-complex="Lohit Hindi" style:font-size-complex="9pt"/>
    </style:style>
    <style:style style:name="ce30" style:family="table-cell" style:parent-style-name="ludion">
      <style:table-cell-properties fo:border-bottom="0.26pt solid #000000" style:diagonal-bl-tr="none" style:text-align-source="fix" style:repeat-content="false" fo:border-left="0.26pt solid #000000" fo:border-right="0.26pt solid #000000" fo:border-top="0.99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31" style:family="table-cell" style:parent-style-name="ludion">
      <style:table-cell-properties style:diagonal-bl-tr="none" fo:wrap-option="wrap" fo:border="0.26pt solid #000000" fo:padding="0.131cm" style:vertical-align="top"/>
      <style:text-properties style:font-name="Consola Mono" fo:font-size="7pt" style:font-size-asian="7pt" style:font-size-complex="7pt"/>
    </style:style>
    <style:style style:name="ce32" style:family="table-cell" style:parent-style-name="bandes">
      <style:table-cell-properties fo:border-bottom="0.99pt solid #000000" style:diagonal-bl-tr="none" fo:border-left="0.26pt solid #000000" fo:padding="0.235cm" fo:border-right="0.26pt solid #000000" fo:border-top="0.99pt solid #000000" style:vertical-align="middle"/>
      <style:text-properties style:font-name="Consola Mono" fo:font-size="7pt" style:font-name-asian="Droid Sans Fallback" style:font-size-asian="7pt" style:font-name-complex="Lohit Hindi" style:font-size-complex="7pt"/>
    </style:style>
    <style:style style:name="ce33" style:family="table-cell" style:parent-style-name="bandes">
      <style:table-cell-properties style:diagonal-bl-tr="none" style:text-align-source="fix" style:repeat-content="false" fo:wrap-option="wrap" fo:border="0.26pt solid #000000" fo:padding="0.201cm" style:vertical-align="top"/>
      <style:paragraph-properties fo:text-align="start" fo:margin-left="0cm"/>
      <style:text-properties style:font-name="Consola Mono" fo:font-size="7pt" style:font-size-asian="7pt" style:font-size-complex="7pt"/>
    </style:style>
    <style:style style:name="ce34" style:family="table-cell" style:parent-style-name="decr">
      <style:table-cell-properties style:diagonal-bl-tr="none" style:text-align-source="fix" style:repeat-content="false" fo:border="0.26pt solid #000000" fo:padding="0.131cm" style:vertical-align="middle"/>
      <style:paragraph-properties fo:text-align="start" fo:margin-left="0cm"/>
      <style:text-properties style:font-name="Crimson Text" fo:font-size="11pt" style:font-name-asian="Droid Sans Fallback" style:font-size-asian="11pt" style:font-name-complex="Lohit Hindi" style:font-size-complex="11pt"/>
    </style:style>
    <style:style style:name="ce35" style:family="table-cell" style:parent-style-name="decr">
      <style:table-cell-properties fo:border-bottom="0.26pt solid #000000" style:diagonal-bl-tr="none" style:text-align-source="fix" style:repeat-content="false" fo:border-left="0.26pt solid #000000" fo:padding="0.131cm" fo:border-right="0.26pt solid #000000" fo:border-top="0.99pt solid #000000" style:vertical-align="middle"/>
      <style:paragraph-properties fo:text-align="start" fo:margin-left="0cm"/>
      <style:text-properties style:font-name="Crimson Text" fo:font-size="11pt" style:font-name-asian="Droid Sans Fallback" style:font-size-asian="11pt" style:font-name-complex="Lohit Hindi" style:font-size-complex="11pt"/>
    </style:style>
    <style:style style:name="ce36" style:family="table-cell" style:parent-style-name="decr">
      <style:table-cell-properties fo:border-bottom="0.26pt solid #000000" style:diagonal-bl-tr="none" style:text-align-source="fix" style:repeat-content="false" fo:border-left="0.26pt solid #000000" fo:padding="0.131cm" fo:border-right="0.26pt solid #000000" fo:border-top="0.99pt solid #000000" style:vertical-align="middle"/>
      <style:paragraph-properties fo:text-align="start" fo:margin-left="0cm"/>
      <style:text-properties style:font-name="Crimson Text" fo:font-size="11pt" style:font-size-asian="11pt" style:font-size-complex="11pt"/>
    </style:style>
    <style:style style:name="ce37" style:family="table-cell" style:parent-style-name="decr">
      <style:table-cell-properties style:diagonal-bl-tr="none" style:text-align-source="fix" style:repeat-content="false" fo:border="0.26pt solid #000000" style:vertical-align="bottom"/>
      <style:paragraph-properties fo:text-align="start" fo:margin-left="0cm"/>
      <style:text-properties style:font-name="Consola Mono" fo:font-size="9pt" style:font-name-asian="Droid Sans Fallback" style:font-size-asian="9pt" style:font-name-complex="Lohit Hindi" style:font-size-complex="9pt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0.26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39" style:family="table-cell" style:parent-style-name="ludion">
      <style:table-cell-properties style:diagonal-bl-tr="none" style:text-align-source="fix" style:repeat-content="false" fo:border="0.26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40" style:family="table-cell" style:parent-style-name="bandes">
      <style:table-cell-properties fo:border-bottom="0.26pt solid #000000" style:diagonal-bl-tr="none" style:text-align-source="fix" style:repeat-content="false" fo:border-left="0.26pt solid #000000" fo:padding="0.131cm" fo:border-right="0.26pt solid #000000" fo:border-top="0.99pt solid #000000" style:vertical-align="middle"/>
      <style:paragraph-properties fo:text-align="start" fo:margin-left="0cm"/>
      <style:text-properties style:font-name="Crimson Text" fo:font-size="11pt" style:font-size-asian="11pt" style:font-size-complex="11pt"/>
    </style:style>
    <style:style style:name="ce41" style:family="table-cell" style:parent-style-name="bandes">
      <style:table-cell-properties fo:border-bottom="0.99pt solid #000000" style:diagonal-bl-tr="none" fo:border-left="0.26pt solid #000000" fo:border-right="0.26pt solid #000000" fo:border-top="0.99pt solid #000000" style:vertical-align="bottom"/>
      <style:text-properties style:font-name="Consola Mono" fo:font-size="9pt" style:font-size-asian="9pt" style:font-size-complex="9pt"/>
    </style:style>
    <style:style style:name="ce42" style:family="table-cell" style:parent-style-name="bandes">
      <style:table-cell-properties fo:border-bottom="0.26pt solid #000000" style:diagonal-bl-tr="none" style:text-align-source="fix" style:repeat-content="false" fo:border-left="0.26pt solid #000000" fo:border-right="0.26pt solid #000000" fo:border-top="0.99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43" style:family="table-cell" style:parent-style-name="bandes">
      <style:table-cell-properties style:diagonal-bl-tr="none" style:text-align-source="fix" style:repeat-content="false" fo:border="0.26pt solid #000000" style:vertical-align="middle"/>
      <style:paragraph-properties fo:text-align="center"/>
      <style:text-properties style:font-name="Consola Mono" fo:font-size="9pt" style:font-name-asian="Droid Sans Fallback" style:font-size-asian="9pt" style:font-name-complex="Lohit Hindi" style:font-size-complex="9pt"/>
    </style:style>
    <style:style style:name="ce44" style:family="table-cell" style:parent-style-name="bandes">
      <style:table-cell-properties style:diagonal-bl-tr="none"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Consola Mono" fo:font-size="9pt" style:font-name-asian="Droid Sans Fallback" style:font-size-asian="9pt" style:font-name-complex="Lohit Hindi" style:font-size-complex="9pt"/>
    </style:style>
    <style:style style:name="ce45" style:family="table-cell" style:parent-style-name="bandes">
      <style:table-cell-properties style:diagonal-bl-tr="none" fo:background-color="transparent" fo:border="0.26pt solid #000000"/>
      <style:text-properties style:use-window-font-color="true" style:font-name="Consola Mono" fo:font-size="9pt" style:font-size-asian="9pt" style:font-size-complex="9pt"/>
    </style:style>
    <style:style style:name="ce46" style:family="table-cell" style:parent-style-name="bandes">
      <style:table-cell-properties style:diagonal-bl-tr="none" fo:background-color="transparent" fo:border="0.26pt solid #000000"/>
      <style:text-properties style:font-name="Consola Mono" fo:font-size="9pt" style:font-size-asian="9pt" style:font-size-complex="9pt"/>
    </style:style>
    <style:style style:name="ce47" style:family="table-cell" style:parent-style-name="bandes">
      <style:table-cell-properties style:diagonal-bl-tr="none" fo:border="0.26pt solid #000000" style:vertical-align="bottom"/>
      <style:text-properties style:font-name="Consola Mono" fo:font-size="9pt" style:font-name-asian="Droid Sans Fallback" style:font-size-asian="9pt" style:font-name-complex="Lohit Hindi" style:font-size-complex="9pt"/>
    </style:style>
    <style:style style:name="ce48" style:family="table-cell" style:parent-style-name="bandes">
      <style:table-cell-properties style:diagonal-bl-tr="none" style:text-align-source="fix" style:repeat-content="false" fo:border="0.26pt solid #000000" fo:padding="0.201cm" style:vertical-align="top"/>
      <style:paragraph-properties fo:text-align="start" fo:margin-left="0cm"/>
      <style:text-properties style:font-name="Crimson Text" fo:font-size="11pt" style:font-size-asian="11pt" style:font-size-complex="11pt"/>
    </style:style>
    <style:style style:name="ce49" style:family="table-cell" style:parent-style-name="bandes">
      <style:table-cell-properties style:diagonal-bl-tr="none" style:text-align-source="fix" style:repeat-content="false" fo:border="0.26pt solid #000000" fo:padding="0.106cm" style:vertical-align="top"/>
      <style:paragraph-properties fo:text-align="start" fo:margin-left="0cm"/>
      <style:text-properties style:font-name="Consola Mono" fo:font-size="7pt" style:font-size-asian="7pt" style:font-size-complex="7pt"/>
    </style:style>
    <style:style style:name="ce50" style:family="table-cell" style:parent-style-name="bandes">
      <style:table-cell-properties fo:border-bottom="0.99pt solid #000000" style:diagonal-bl-tr="none" style:text-align-source="fix" style:repeat-content="false" fo:border-left="0.26pt solid #000000" fo:padding="0.106cm" fo:border-right="0.26pt solid #000000" fo:border-top="0.99pt solid #000000" style:vertical-align="automatic"/>
      <style:paragraph-properties fo:text-align="start" fo:margin-left="0cm"/>
      <style:text-properties style:font-name="Consola Mono" fo:font-size="9pt" style:font-size-asian="9pt" style:font-size-complex="9pt"/>
    </style:style>
    <style:style style:name="ce51" style:family="table-cell" style:parent-style-name="bandes">
      <style:table-cell-properties style:diagonal-bl-tr="none" style:text-align-source="fix" style:repeat-content="false" fo:background-color="transparent" fo:border="0.26pt solid #000000" style:vertical-align="middle"/>
      <style:paragraph-properties fo:text-align="center"/>
      <style:text-properties style:font-name="Consola Mono" fo:font-size="9pt" style:font-size-asian="9pt" style:font-size-complex="9pt"/>
    </style:style>
    <style:style style:name="ce52" style:family="table-cell" style:parent-style-name="ludion">
      <style:table-cell-properties style:diagonal-bl-tr="none" style:text-align-source="fix" style:repeat-content="false" fo:border="0.26pt solid #000000" style:vertical-align="middle"/>
      <style:paragraph-properties fo:text-align="start" fo:margin-left="0cm"/>
      <style:text-properties style:font-name="Consola Mono" fo:font-size="9pt" style:font-size-asian="9pt" style:font-size-complex="9pt"/>
    </style:style>
    <style:style style:name="ce53" style:family="table-cell" style:parent-style-name="bandes">
      <style:table-cell-properties style:diagonal-bl-tr="none" style:text-align-source="fix" style:repeat-content="false" fo:border="0.26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54" style:family="table-cell" style:parent-style-name="ch">
      <style:table-cell-properties style:diagonal-bl-tr="none" style:text-align-source="value-type" style:repeat-content="false" fo:border="0.26pt solid #000000" style:vertical-align="bottom"/>
      <style:paragraph-properties fo:margin-left="0cm"/>
      <style:text-properties style:font-name="Consola Mono" fo:font-size="9pt" style:font-size-asian="9pt" style:font-size-complex="9pt"/>
    </style:style>
    <style:style style:name="ce55" style:family="table-cell" style:parent-style-name="ch">
      <style:table-cell-properties style:diagonal-bl-tr="none" style:text-align-source="fix" style:repeat-content="false" fo:border="0.26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56" style:family="table-cell" style:parent-style-name="ch">
      <style:table-cell-properties fo:border-bottom="0.26pt solid #000000" style:diagonal-bl-tr="none" style:text-align-source="fix" style:repeat-content="false" fo:border-left="0.26pt solid #000000" fo:border-right="0.26pt solid #000000" fo:border-top="0.99pt solid #000000" style:vertical-align="bottom"/>
      <style:paragraph-properties fo:text-align="start" fo:margin-left="0cm"/>
      <style:text-properties style:font-name="Consola Mono" fo:font-size="9pt" style:font-size-asian="9pt" style:font-size-complex="9pt"/>
    </style:style>
    <style:style style:name="ce57" style:family="table-cell" style:parent-style-name="bandes">
      <style:table-cell-properties style:diagonal-bl-tr="none" style:text-align-source="fix" style:repeat-content="false" fo:border="0.26pt solid #000000" fo:padding="0.201cm" style:vertical-align="top"/>
      <style:paragraph-properties fo:text-align="start" fo:margin-left="0cm"/>
      <style:text-properties style:font-name="Bitstream Charter" fo:font-size="9pt" style:font-name-asian="Droid Sans Fallback" style:font-size-asian="9pt" style:font-name-complex="Lohit Hindi" style:font-size-complex="9pt"/>
    </style:style>
    <style:style style:name="ce58" style:family="table-cell" style:parent-style-name="bandes">
      <style:table-cell-properties style:diagonal-bl-tr="none" style:text-align-source="fix" style:repeat-content="false" fo:border="0.26pt solid #000000" style:vertical-align="bottom"/>
      <style:paragraph-properties fo:text-align="end" fo:margin-left="0cm"/>
      <style:text-properties style:font-name="Consola Mono" fo:font-size="9pt" style:font-size-asian="9pt" style:font-size-complex="9pt"/>
    </style:style>
    <style:style style:name="ce59" style:family="table-cell" style:parent-style-name="ch">
      <style:table-cell-properties style:diagonal-bl-tr="none" style:text-align-source="fix" style:repeat-content="false" fo:border="0.26pt solid #000000" fo:padding="0.106cm" style:vertical-align="automatic"/>
      <style:paragraph-properties fo:text-align="end" fo:margin-left="0cm"/>
      <style:text-properties style:font-name="Consola Mono" fo:font-size="9pt" style:font-name-asian="Droid Sans Fallback" style:font-size-asian="9pt" style:font-name-complex="Lohit Hindi" style:font-size-complex="9pt"/>
    </style:style>
    <style:style style:name="ce60" style:family="table-cell" style:parent-style-name="ch">
      <style:table-cell-properties style:diagonal-bl-tr="none" style:text-align-source="fix" style:repeat-content="false" fo:border="0.26pt solid #000000" fo:padding="0.106cm" style:vertical-align="bottom"/>
      <style:paragraph-properties fo:text-align="end" fo:margin-left="0cm"/>
      <style:text-properties style:font-name="Consola Mono" fo:font-size="9pt" style:font-size-asian="9pt" style:font-size-complex="9pt"/>
    </style:style>
    <style:style style:name="ce61" style:family="table-cell" style:parent-style-name="ch">
      <style:table-cell-properties style:diagonal-bl-tr="none" style:text-align-source="fix" style:repeat-content="false" fo:border="0.26pt solid #000000" fo:padding="0.201cm" style:vertical-align="bottom"/>
      <style:paragraph-properties fo:text-align="end" fo:margin-left="0cm"/>
      <style:text-properties style:font-name="Consola Mono" fo:font-size="9pt" style:font-name-asian="Droid Sans Fallback" style:font-size-asian="9pt" style:font-name-complex="Lohit Hindi" style:font-size-complex="9pt"/>
    </style:style>
    <style:style style:name="ce62" style:family="table-cell" style:parent-style-name="bandes">
      <style:table-cell-properties style:diagonal-bl-tr="none" fo:border="0.26pt solid #000000" fo:padding="0.106cm" style:vertical-align="bottom"/>
      <style:text-properties style:font-name="Consola Mono" fo:font-size="9pt" style:font-size-asian="9pt" style:font-size-complex="9pt"/>
    </style:style>
    <style:style style:name="ce63" style:family="table-cell" style:parent-style-name="bandes">
      <style:table-cell-properties fo:border-bottom="0.99pt solid #000000" style:diagonal-bl-tr="none" fo:border-left="0.26pt solid #000000" fo:padding="0.106cm" fo:border-right="0.26pt solid #000000" fo:border-top="0.99pt solid #000000" style:vertical-align="bottom"/>
      <style:text-properties style:font-name="Consola Mono" fo:font-size="9pt" style:font-size-asian="9pt" style:font-size-complex="9pt"/>
    </style:style>
    <style:style style:name="ce64" style:family="table-cell" style:parent-style-name="bandes">
      <style:table-cell-properties fo:border-bottom="0.99pt solid #000000" style:diagonal-bl-tr="none" fo:border-left="0.26pt solid #000000" fo:border-right="0.26pt solid #000000" fo:border-top="0.99pt solid #000000"/>
      <style:text-properties style:font-name="Consola Mono" fo:font-size="9pt" style:font-size-asian="9pt" style:font-size-complex="9pt"/>
    </style:style>
    <style:style style:name="ce65" style:family="table-cell" style:parent-style-name="bandes">
      <style:table-cell-properties style:diagonal-bl-tr="none" style:text-align-source="fix" style:repeat-content="false" fo:border="0.26pt solid #000000"/>
      <style:paragraph-properties fo:text-align="end" fo:margin-left="0cm"/>
      <style:text-properties style:font-name="Consola Mono" fo:font-size="9pt" style:font-size-asian="9pt" style:font-size-complex="9pt"/>
    </style:style>
    <style:style style:name="ce66" style:family="table-cell" style:parent-style-name="bandes">
      <style:table-cell-properties style:diagonal-bl-tr="none" style:text-align-source="fix" style:repeat-content="false" fo:border="0.26pt solid #000000" fo:padding="0.106cm"/>
      <style:paragraph-properties fo:text-align="end" fo:margin-left="0cm"/>
      <style:text-properties style:font-name="Consola Mono" fo:font-size="9pt" style:font-size-asian="9pt" style:font-size-complex="9pt"/>
    </style:style>
    <style:style style:name="ce67" style:family="table-cell" style:parent-style-name="bandes">
      <style:table-cell-properties fo:border-bottom="0.26pt solid #000000" style:diagonal-bl-tr="none" fo:border-left="0.26pt solid #000000" fo:border-right="0.26pt solid #000000" fo:border-top="0.99pt solid #000000"/>
      <style:text-properties style:font-name="Consola Mono" fo:font-size="9pt" style:font-size-asian="9pt" style:font-size-complex="9pt"/>
    </style:style>
    <style:style style:name="ce68" style:family="table-cell" style:parent-style-name="bandes">
      <style:table-cell-properties style:diagonal-bl-tr="none" fo:border="0.26pt solid #000000" fo:padding="0.106cm"/>
      <style:text-properties style:font-name="Consola Mono" fo:font-size="9pt" style:font-size-asian="9pt" style:font-size-complex="9pt"/>
    </style:style>
    <style:style style:name="ce69" style:family="table-cell" style:parent-style-name="bandes">
      <style:table-cell-properties style:diagonal-bl-tr="none" style:text-align-source="fix" style:repeat-content="false" fo:border="0.26pt solid #000000" fo:padding="0.106cm"/>
      <style:paragraph-properties fo:text-align="end" fo:margin-left="0cm"/>
      <style:text-properties style:font-name="Consola Mono" fo:font-size="9pt" style:font-name-asian="Droid Sans Fallback" style:font-size-asian="9pt" style:font-name-complex="Lohit Hindi" style:font-size-complex="9pt"/>
    </style:style>
    <style:style style:name="ce70" style:family="table-cell" style:parent-style-name="bandes">
      <style:table-cell-properties style:diagonal-bl-tr="none" fo:border="0.26pt solid #000000" fo:padding="0.106cm"/>
      <style:text-properties style:font-name="Consola Mono" fo:font-size="9pt" style:font-name-asian="Droid Sans Fallback" style:font-size-asian="9pt" style:font-name-complex="Lohit Hindi" style:font-size-complex="9pt"/>
    </style:style>
    <style:style style:name="ce71" style:family="table-cell" style:parent-style-name="bandes">
      <style:table-cell-properties fo:border-bottom="0.99pt solid #000000" style:diagonal-bl-tr="none" fo:border-left="0.26pt solid #000000" fo:padding="0.106cm" fo:border-right="0.26pt solid #000000" fo:border-top="0.99pt solid #000000"/>
      <style:text-properties style:font-name="Consola Mono" fo:font-size="9pt" style:font-size-asian="9pt" style:font-size-complex="9pt"/>
    </style:style>
    <style:style style:name="ce72" style:family="table-cell" style:parent-style-name="bandes">
      <style:table-cell-properties style:diagonal-bl-tr="none" fo:border="0.26pt solid #000000"/>
      <style:text-properties style:font-name="LM Roman 12"/>
    </style:style>
    <style:style style:name="ce73" style:family="table-cell" style:parent-style-name="bandes">
      <style:table-cell-properties fo:border-bottom="0.26pt solid #000000" style:diagonal-bl-tr="none" fo:border-left="0.26pt solid #000000" fo:border-right="0.26pt solid #000000" fo:border-top="0.99pt solid #000000"/>
      <style:text-properties style:font-name="LM Roman 12"/>
    </style:style>
    <style:style style:name="ce74" style:family="table-cell" style:parent-style-name="Default">
      <style:table-cell-properties style:diagonal-bl-tr="none" fo:border="0.26pt solid #000000"/>
      <style:text-properties style:font-name="LM Roman 12"/>
    </style:style>
    <style:style style:name="ce75" style:family="table-cell" style:parent-style-name="Default">
      <style:table-cell-properties fo:border-bottom="0.99pt solid #000000" style:diagonal-bl-tr="none" fo:border-left="0.26pt solid #000000" fo:border-right="0.26pt solid #000000" fo:border-top="0.99pt solid #000000"/>
      <style:text-properties style:font-name="LM Roman 12"/>
    </style:style>
    <style:style style:name="ce76" style:family="table-cell" style:parent-style-name="Default">
      <style:table-cell-properties style:diagonal-bl-tr="none" fo:border="0.26pt solid #000000"/>
    </style:style>
    <style:style style:name="ce77" style:family="table-cell" style:parent-style-name="Default">
      <style:table-cell-properties style:diagonal-bl-tr="none" style:text-align-source="fix" style:repeat-content="false" fo:border="0.26pt solid #000000" style:vertical-align="middle"/>
      <style:paragraph-properties fo:text-align="center"/>
    </style:style>
    <style:style style:name="ce78" style:family="table-cell" style:parent-style-name="bandes">
      <style:table-cell-properties style:diagonal-bl-tr="none" style:text-align-source="fix" style:repeat-content="false" fo:border="0.26pt solid #000000" style:vertical-align="middle"/>
      <style:paragraph-properties fo:text-align="center"/>
    </style:style>
    <style:style style:name="ce79" style:family="table-cell" style:parent-style-name="bandes">
      <style:table-cell-properties fo:border-bottom="none" style:diagonal-bl-tr="none" fo:border-left="none" fo:border-right="none" fo:border-top="0.06pt solid #000000"/>
    </style:style>
    <style:style style:name="ce80" style:family="table-cell" style:parent-style-name="bandes">
      <style:table-cell-properties fo:border-bottom="none" style:diagonal-bl-tr="none" fo:border-left="none" fo:border-right="0.06pt solid #000000" fo:border-top="0.06pt solid #000000"/>
    </style:style>
    <style:style style:name="ce81" style:family="table-cell" style:parent-style-name="bandes">
      <style:table-cell-properties fo:border-bottom="none" style:diagonal-bl-tr="none" fo:border-left="none" fo:border-right="0.06pt solid #000000" fo:border-top="none"/>
    </style:style>
    <style:style style:name="ce82" style:family="table-cell" style:parent-style-name="Default">
      <style:table-cell-properties fo:border-bottom="none" fo:border-left="none" fo:border-right="0.06pt solid #000000" fo:border-top="none"/>
    </style:style>
    <style:style style:name="ce83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Crimson Text" fo:font-size="11pt" style:font-size-asian="11pt" style:font-size-complex="11pt"/>
    </style:style>
    <style:style style:name="T2" style:family="text">
      <style:text-properties fo:color="#000000" style:font-name="Crimson Text" fo:font-size="11pt" style:font-size-asian="11pt" style:font-size-complex="11pt"/>
    </style:style>
    <style:style style:name="T3" style:family="text">
      <style:text-properties style:font-name="Consola Mono" fo:font-size="7pt" style:font-size-asian="7pt" style:font-size-complex="7pt"/>
    </style:style>
    <style:style style:name="T4" style:family="text">
      <style:text-properties style:font-name="Consola Mono" fo:font-size="7pt" style:text-underline-style="solid" style:text-underline-width="auto" style:text-underline-color="font-color" style:font-size-asian="7pt" style:font-size-complex="7pt"/>
    </style:style>
    <style:style style:name="T5" style:family="text">
      <style:text-properties style:font-size-asian="7pt" style:font-size-complex="7pt"/>
    </style:style>
    <style:style style:name="T6" style:family="text">
      <style:text-properties style:font-name-asian="Droid Sans Fallback" style:font-size-asian="9pt" style:font-name-complex="Lohit Hindi" style:font-size-complex="9pt"/>
    </style:style>
  </office:automatic-styles>
  <office:body>
    <office:spreadsheet>
      <table:table table:name="osp280312-02" table:style-name="ta1">
        <office:forms form:automatic-focus="false" form:apply-design-mode="false"/>
        <table:shapes>
          <draw:frame draw:z-index="0" draw:name="Graphics 1" draw:style-name="gr1" draw:text-style-name="P1" svg:width="1.412cm" svg:height="1.522cm" svg:x="5.706cm" svg:y="1.035cm">
            <draw:image xlink:href="Pictures/20000002000001E90000020FB0E0CDCA.eps" xlink:type="simple" xlink:show="embed" xlink:actuate="onLoad">
              <text:p/>
            </draw:image>
          </draw:frame>
        </table:shapes>
        <table:table-column table:style-name="co3" table:default-cell-style-name="ce9"/>
        <table:table-column table:style-name="co3" table:number-columns-repeated="1022" table:default-cell-style-name="Default"/>
        <table:table-column table:style-name="co3" table:default-cell-style-name="ce82"/>
        <table:table-row table:style-name="ro3">
          <table:table-cell table:style-name="ce1" office:value-type="string" table:number-columns-spanned="9" table:number-rows-spanned="5">
            <text:p><text:span text:style-name="T1">Open Source Publishing</text:span></text:p>
            <text:p><text:span text:style-name="T1">Rue Gallait, 80</text:span></text:p>
            <text:p><text:span text:style-name="T1">1030 Bruxelles, België</text:span></text:p>
            <text:p><text:span text:style-name="T2"><text:a xlink:href="mailto:mail@osp.constantvzw.org">mail@osp.constantvzw.org</text:a></text:span></text:p>
          </table:table-cell>
          <table:covered-table-cell table:number-columns-repeated="7" table:style-name="ce2"/>
          <table:covered-table-cell table:style-name="ce43"/>
          <table:table-cell table:style-name="ce44" table:number-columns-spanned="13" table:number-rows-spanned="5"/>
          <table:covered-table-cell table:style-name="ce45"/>
          <table:covered-table-cell table:style-name="ce46"/>
          <table:covered-table-cell table:number-columns-repeated="6" table:style-name="ce2"/>
          <table:covered-table-cell table:number-columns-repeated="2" table:style-name="ce46"/>
          <table:covered-table-cell table:style-name="ce51"/>
          <table:covered-table-cell table:style-name="ce46"/>
          <table:table-cell table:style-name="ce4" table:number-columns-spanned="9" table:number-rows-spanned="2"/>
          <table:covered-table-cell table:number-columns-repeated="4" table:style-name="ce2"/>
          <table:covered-table-cell table:number-columns-repeated="2" table:style-name="ce7"/>
          <table:covered-table-cell table:style-name="ce78"/>
          <table:covered-table-cell table:style-name="ce7"/>
          <table:table-cell table:style-name="ce79" table:number-columns-repeated="992"/>
          <table:table-cell table:style-name="ce80"/>
        </table:table-row>
        <table:table-row table:style-name="ro3">
          <table:covered-table-cell table:number-columns-repeated="27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20" table:style-name="ce2"/>
          <table:covered-table-cell table:style-name="ce52"/>
          <table:covered-table-cell table:style-name="ce2"/>
          <table:table-cell table:style-name="ce57" office:value-type="string" table:number-columns-spanned="9" table:number-rows-spanned="6">
            <text:p><text:span text:style-name="T6">KU Leuven</text:span></text:p>
            <text:p><text:span text:style-name="T6">ESAT/SCD (COSIC)</text:span></text:p>
            <text:p><text:span text:style-name="T6">Seda Gürses</text:span></text:p>
            <text:p><text:span text:style-name="T6">Kasteelpark Arenberg 10,</text:span></text:p>
            <text:p><text:span text:style-name="T6">bus 2446</text:span></text:p>
            <text:p><text:span text:style-name="T6">3001 Heverlee (BELGIUM)</text:span></text:p>
          </table:table-cell>
          <table:covered-table-cell table:number-columns-repeated="4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27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27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table-cell table:style-name="ce3" office:value-type="string" table:number-columns-spanned="22" table:number-rows-spanned="2">
            <text:p><text:s text:c="3"/>→</text:p>
          </table:table-cell>
          <table:covered-table-cell table:number-columns-repeated="26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27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table-cell table:style-name="ce4" table:number-columns-spanned="22" table:number-rows-spanned="1"/>
          <table:covered-table-cell table:number-columns-repeated="19" table:style-name="ce2"/>
          <table:covered-table-cell table:style-name="ce4"/>
          <table:covered-table-cell table:number-columns-repeated="6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table-cell table:style-name="ce4" table:number-columns-spanned="31" table:number-rows-spanned="1"/>
          <table:covered-table-cell table:number-columns-repeated="26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table-cell table:style-name="ce4" table:number-columns-spanned="5" table:number-rows-spanned="35"/>
          <table:covered-table-cell table:number-columns-repeated="4" table:style-name="ce2"/>
          <table:table-cell table:style-name="ce14" table:formula="of:=TODAY()" office:value-type="date" office:date-value="2012-10-04" table:number-columns-spanned="5" table:number-rows-spanned="2">
            <text:p>04/10/2012</text:p>
          </table:table-cell>
          <table:covered-table-cell table:number-columns-repeated="4" table:style-name="ce15"/>
          <table:table-cell table:style-name="ce4" table:number-columns-spanned="21" table:number-rows-spanned="2"/>
          <table:covered-table-cell table:number-columns-repeated="14" table:style-name="ce2"/>
          <table:covered-table-cell table:style-name="ce4"/>
          <table:covered-table-cell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5" table:style-name="ce15"/>
          <table:covered-table-cell table:number-columns-repeated="17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16" office:value-type="string" table:number-columns-spanned="11" table:number-rows-spanned="2">
            <text:p>OFFER</text:p>
          </table:table-cell>
          <table:covered-table-cell table:number-columns-repeated="10" table:style-name="ce17"/>
          <table:table-cell table:style-name="ce48" office:value-type="string" table:number-columns-spanned="15" table:number-rows-spanned="2">
            <text:p>Setting up a web platform for the Spion project</text:p>
          </table:table-cell>
          <table:covered-table-cell table:number-columns-repeated="8" table:style-name="ce19"/>
          <table:covered-table-cell table:style-name="ce4"/>
          <table:covered-table-cell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1" table:style-name="ce17"/>
          <table:covered-table-cell table:style-name="ce19" office:value-type="string">
            <text:p>Huisstijl en website</text:p>
          </table:covered-table-cell>
          <table:covered-table-cell table:number-columns-repeated="8" table:style-name="ce19"/>
          <table:covered-table-cell table:number-columns-repeated="2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18" office:value-type="float" office:value="40" table:number-columns-spanned="23" table:number-rows-spanned="2">
            <text:p>40</text:p>
          </table:table-cell>
          <table:covered-table-cell table:number-columns-repeated="19" table:style-name="ce19"/>
          <table:covered-table-cell table:style-name="ce4"/>
          <table:covered-table-cell table:style-name="ce2"/>
          <table:covered-table-cell table:style-name="ce7"/>
          <table:table-cell table:style-name="ce78" table:number-columns-spanned="3" table:number-rows-spanned="31"/>
          <table:covered-table-cell table:number-columns-repeated="2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20" table:style-name="ce19"/>
          <table:covered-table-cell table:number-columns-repeated="2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19" table:number-columns-spanned="17" table:number-rows-spanned="1"/>
          <table:covered-table-cell table:number-columns-repeated="16" table:style-name="ce19"/>
          <table:table-cell table:style-name="ce58" office:value-type="string" table:number-columns-spanned="3" table:number-rows-spanned="1">
            <text:p>Hours</text:p>
          </table:table-cell>
          <table:covered-table-cell table:number-columns-repeated="2" table:style-name="ce19"/>
          <table:table-cell table:style-name="ce65" office:value-type="string" table:number-columns-spanned="3" table:number-rows-spanned="1">
            <text:p>€</text:p>
          </table:table-cell>
          <table:covered-table-cell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20"/>
          <table:table-cell table:style-name="ce34" office:value-type="string" table:number-columns-spanned="22" table:number-rows-spanned="1">
            <text:p>Visual Identity</text:p>
          </table:table-cell>
          <table:covered-table-cell table:number-columns-repeated="13" table:style-name="ce23"/>
          <table:covered-table-cell table:number-columns-repeated="5" table:style-name="ce53"/>
          <table:covered-table-cell table:number-columns-repeated="2" table:style-name="ce2"/>
          <table:covered-table-cell table:number-columns-repeated="4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style-name="ce5"/>
          <table:covered-table-cell table:number-columns-repeated="4" table:style-name="ce2"/>
          <table:table-cell table:style-name="ce21" office:value-type="string" table:number-columns-spanned="17" table:number-rows-spanned="3">
            <text:p>Collection of graphic elements: logo, typefaces, colours, patterns and their graphic relations; together visualising the spion project</text:p>
          </table:table-cell>
          <table:covered-table-cell table:number-columns-repeated="14" table:style-name="ce22"/>
          <table:covered-table-cell table:number-columns-repeated="2" table:style-name="ce54"/>
          <table:table-cell table:style-name="ce59" office:value-type="float" office:value="32" table:number-columns-spanned="3" table:number-rows-spanned="3">
            <text:p>32</text:p>
          </table:table-cell>
          <table:covered-table-cell table:number-columns-repeated="2" table:style-name="ce55"/>
          <table:table-cell table:style-name="ce66" table:formula="of:=[.W18]*[.F14]" office:value-type="float" office:value="1280" table:number-columns-spanned="3" table:number-rows-spanned="3">
            <text:p>1280</text:p>
          </table:table-cell>
          <table:covered-table-cell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5" table:style-name="ce22"/>
          <table:covered-table-cell table:number-columns-repeated="2" table:style-name="ce54"/>
          <table:covered-table-cell table:number-columns-repeated="3" table:style-name="ce55"/>
          <table:covered-table-cell table:number-columns-repeated="2"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5" table:style-name="ce23"/>
          <table:covered-table-cell table:number-columns-repeated="5" table:style-name="ce55"/>
          <table:covered-table-cell table:number-columns-repeated="2"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24"/>
          <table:table-cell table:style-name="ce35" office:value-type="string" table:number-columns-spanned="22" table:number-rows-spanned="1">
            <text:p>Setup Web Framework</text:p>
          </table:table-cell>
          <table:covered-table-cell table:number-columns-repeated="13" table:style-name="ce26"/>
          <table:covered-table-cell table:number-columns-repeated="5" table:style-name="ce56"/>
          <table:covered-table-cell table:number-columns-repeated="2" table:style-name="ce67"/>
          <table:covered-table-cell table:style-name="ce73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25" office:value-type="string" table:number-columns-spanned="17" table:number-rows-spanned="3">
            <text:p>Setup an expandable and maintanable web framework based on Open Source technology. Design a basic database structure pertaining to the requirements listed in attachment.</text:p>
          </table:table-cell>
          <table:covered-table-cell table:number-columns-repeated="14" table:style-name="ce23"/>
          <table:covered-table-cell table:number-columns-repeated="2" table:style-name="ce55"/>
          <table:table-cell table:style-name="ce60" office:value-type="float" office:value="32" table:number-columns-spanned="3" table:number-rows-spanned="3">
            <text:p>32</text:p>
          </table:table-cell>
          <table:covered-table-cell table:number-columns-repeated="2" table:style-name="ce55"/>
          <table:table-cell table:style-name="ce68" table:formula="of:=[.W22]*[.F14]" office:value-type="float" office:value="1280" table:number-columns-spanned="3" table:number-rows-spanned="3">
            <text:p>1280</text:p>
          </table:table-cell>
          <table:covered-table-cell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5" table:style-name="ce23"/>
          <table:covered-table-cell table:number-columns-repeated="5" table:style-name="ce55"/>
          <table:covered-table-cell table:number-columns-repeated="2"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5" table:style-name="ce23"/>
          <table:covered-table-cell table:number-columns-repeated="5" table:style-name="ce55"/>
          <table:covered-table-cell table:number-columns-repeated="2"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26"/>
          <table:table-cell table:style-name="ce36" office:value-type="string" table:number-columns-spanned="22" table:number-rows-spanned="1">
            <text:p>Design Integration</text:p>
          </table:table-cell>
          <table:covered-table-cell table:number-columns-repeated="13" table:style-name="ce26"/>
          <table:covered-table-cell table:number-columns-repeated="5" table:style-name="ce56"/>
          <table:covered-table-cell table:number-columns-repeated="2" table:style-name="ce67"/>
          <table:covered-table-cell table:style-name="ce73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27" office:value-type="string" table:number-columns-spanned="17" table:number-rows-spanned="3">
            <text:p>Implementing the visual identity into a front-end web design (HTML, CSS, JavaScript).</text:p>
          </table:table-cell>
          <table:covered-table-cell table:style-name="ce37"/>
          <table:covered-table-cell table:number-columns-repeated="13" table:style-name="ce23"/>
          <table:covered-table-cell table:number-columns-repeated="2" table:style-name="ce55"/>
          <table:table-cell table:style-name="ce60" office:value-type="float" office:value="24" table:number-columns-spanned="3" table:number-rows-spanned="3">
            <text:p>24</text:p>
          </table:table-cell>
          <table:covered-table-cell table:number-columns-repeated="2" table:style-name="ce55"/>
          <table:table-cell table:style-name="ce69" table:formula="of:=[.W26]*[.F14]" office:value-type="float" office:value="960" table:number-columns-spanned="3" table:number-rows-spanned="3">
            <text:p>960</text:p>
          </table:table-cell>
          <table:covered-table-cell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5" table:style-name="ce23"/>
          <table:covered-table-cell table:number-columns-repeated="5" table:style-name="ce55"/>
          <table:covered-table-cell table:number-columns-repeated="2"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5" table:style-name="ce23"/>
          <table:covered-table-cell table:number-columns-repeated="5" table:style-name="ce55"/>
          <table:covered-table-cell table:number-columns-repeated="2"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26"/>
          <table:table-cell table:style-name="ce35" office:value-type="string" table:number-columns-spanned="22" table:number-rows-spanned="1">
            <text:p>Site Deployment 1</text:p>
          </table:table-cell>
          <table:covered-table-cell table:number-columns-repeated="13" table:style-name="ce26"/>
          <table:covered-table-cell table:number-columns-repeated="5" table:style-name="ce56"/>
          <table:covered-table-cell table:number-columns-repeated="2" table:style-name="ce67"/>
          <table:covered-table-cell table:style-name="ce73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25" office:value-type="string" table:number-columns-spanned="17" table:number-rows-spanned="3">
            <text:p>Deploying the website on the servers provided by the client.</text:p>
          </table:table-cell>
          <table:covered-table-cell table:number-columns-repeated="14" table:style-name="ce23"/>
          <table:covered-table-cell table:number-columns-repeated="2" table:style-name="ce55"/>
          <table:table-cell table:style-name="ce61" office:value-type="float" office:value="8" table:number-columns-spanned="3" table:number-rows-spanned="3">
            <text:p>8</text:p>
          </table:table-cell>
          <table:covered-table-cell table:number-columns-repeated="2" table:style-name="ce55"/>
          <table:table-cell table:style-name="ce66" table:formula="of:=[.W30]*[.F14]" office:value-type="float" office:value="320" table:number-columns-spanned="3" table:number-rows-spanned="3">
            <text:p>320</text:p>
          </table:table-cell>
          <table:covered-table-cell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style-name="ce28"/>
          <table:covered-table-cell table:number-columns-repeated="3" table:style-name="ce38"/>
          <table:covered-table-cell table:style-name="ce28"/>
          <table:covered-table-cell table:style-name="ce38"/>
          <table:covered-table-cell table:style-name="ce28"/>
          <table:covered-table-cell table:style-name="ce38"/>
          <table:covered-table-cell table:style-name="ce28"/>
          <table:covered-table-cell table:number-columns-repeated="3" table:style-name="ce38"/>
          <table:covered-table-cell table:style-name="ce28"/>
          <table:covered-table-cell table:style-name="ce38"/>
          <table:covered-table-cell table:style-name="ce28"/>
          <table:covered-table-cell table:style-name="ce38"/>
          <table:covered-table-cell table:style-name="ce28"/>
          <table:covered-table-cell table:number-columns-repeated="3" table:style-name="ce38"/>
          <table:covered-table-cell table:number-columns-repeated="2"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style-name="ce29"/>
          <table:covered-table-cell table:number-columns-repeated="19" table:style-name="ce39"/>
          <table:covered-table-cell table:number-columns-repeated="2"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style-name="ce6"/>
          <table:covered-table-cell table:number-columns-repeated="4" table:style-name="ce2"/>
          <table:table-cell table:style-name="ce30"/>
          <table:table-cell table:style-name="ce40" office:value-type="string" table:number-columns-spanned="22" table:number-rows-spanned="1">
            <text:p>Site Deployment 2</text:p>
          </table:table-cell>
          <table:covered-table-cell table:number-columns-repeated="18" table:style-name="ce42"/>
          <table:covered-table-cell table:number-columns-repeated="2" table:style-name="ce67"/>
          <table:covered-table-cell table:style-name="ce73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31" office:value-type="string" table:number-columns-spanned="17" table:number-rows-spanned="3">
            <text:p>A round of adjustments to the website according to the first experiences of the team of stakeholders.</text:p>
          </table:table-cell>
          <table:covered-table-cell table:number-columns-repeated="10" table:style-name="ce19"/>
          <table:covered-table-cell table:style-name="ce47"/>
          <table:covered-table-cell table:number-columns-repeated="5" table:style-name="ce19"/>
          <table:table-cell table:style-name="ce62" office:value-type="string" table:number-columns-spanned="3" table:number-rows-spanned="3">
            <text:p>q</text:p>
          </table:table-cell>
          <table:covered-table-cell table:number-columns-repeated="2" table:style-name="ce19"/>
          <table:table-cell table:style-name="ce70" table:formula="of:=[.W34]*[.F14]" office:value-type="float" office:value="0" table:number-columns-spanned="3" table:number-rows-spanned="3">
            <text:p>#WAARDE!</text:p>
          </table:table-cell>
          <table:covered-table-cell table:style-name="ce2"/>
          <table:covered-table-cell table:style-name="ce72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style-name="ce4"/>
          <table:covered-table-cell table:number-columns-repeated="4" table:style-name="ce2"/>
          <table:covered-table-cell table:number-columns-repeated="10" table:style-name="ce19"/>
          <table:covered-table-cell table:style-name="ce47"/>
          <table:covered-table-cell table:number-columns-repeated="8" table:style-name="ce19"/>
          <table:covered-table-cell table:number-columns-repeated="3" table:style-name="ce2"/>
          <table:covered-table-cell table:style-name="ce74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9" table:style-name="ce19"/>
          <table:covered-table-cell table:number-columns-repeated="3" table:style-name="ce2"/>
          <table:covered-table-cell table:style-name="ce74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32" office:value-type="string" table:number-columns-spanned="13" table:number-rows-spanned="1">
            <text:p>All amounts exclude VAT</text:p>
          </table:table-cell>
          <table:covered-table-cell table:number-columns-repeated="12" table:style-name="ce41"/>
          <table:table-cell table:style-name="ce50" office:value-type="string" table:number-columns-spanned="4" table:number-rows-spanned="1">
            <text:p>Total</text:p>
          </table:table-cell>
          <table:covered-table-cell table:number-columns-repeated="3" table:style-name="ce41"/>
          <table:table-cell table:style-name="ce63" table:formula="of:=SUM([.W18];[.W22];[.W26];[.W30];[.W34])" office:value-type="float" office:value="96" table:number-columns-spanned="3" table:number-rows-spanned="1">
            <text:p>96</text:p>
          </table:table-cell>
          <table:covered-table-cell table:style-name="ce41"/>
          <table:covered-table-cell table:style-name="ce64"/>
          <table:table-cell table:style-name="ce71" table:formula="of:=SUM([.Z18:.Z34])" office:value-type="float" office:value="0" table:number-columns-spanned="3" table:number-rows-spanned="1">
            <text:p>#WAARDE!</text:p>
          </table:table-cell>
          <table:covered-table-cell table:style-name="ce64"/>
          <table:covered-table-cell table:style-name="ce75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19" table:number-columns-spanned="23" table:number-rows-spanned="1"/>
          <table:covered-table-cell table:number-columns-repeated="18" table:style-name="ce19"/>
          <table:covered-table-cell table:number-columns-repeated="3" table:style-name="ce2"/>
          <table:covered-table-cell table:style-name="ce76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table-cell table:style-name="ce33" office:value-type="string" table:number-columns-spanned="10" table:number-rows-spanned="6">
            <text:p><text:span text:style-name="T3">TIMELINE</text:span></text:p>
            <text:p><text:span text:style-name="T3"/></text:p>
            <text:p><text:span text:style-name="T4">October 15</text:span><text:span text:style-name="T3"> Presentation first mockup</text:span></text:p>
            <text:p><text:span text:style-name="T4">October 25</text:span><text:span text:style-name="T3"> First deployment site</text:span></text:p>
            <text:p><text:span text:style-name="T4">November</text:span><text:span text:style-name="T3"> <text:s text:c="2"/>Round of corrections</text:span></text:p>
            <text:p><text:span text:style-name="T3"/></text:p>
          </table:table-cell>
          <table:covered-table-cell table:number-columns-repeated="9" table:style-name="ce19"/>
          <table:table-cell table:style-name="ce4" table:number-columns-spanned="1" table:number-rows-spanned="6"/>
          <table:table-cell table:style-name="ce49" office:value-type="string" table:number-columns-spanned="11" table:number-rows-spanned="6">
            <text:p><text:span text:style-name="T5">ADDITIONAL</text:span></text:p>
            <text:p><text:span text:style-name="T5"/></text:p>
            <text:p><text:span text:style-name="T5">Spion will provide hosting</text:span></text:p>
            <text:p><text:span text:style-name="T5">Through their infrastructure</text:span></text:p>
          </table:table-cell>
          <table:covered-table-cell table:number-columns-repeated="7" table:style-name="ce19"/>
          <table:covered-table-cell table:number-columns-repeated="3" table:style-name="ce2"/>
          <table:table-cell table:style-name="ce77" table:number-columns-spanned="1" table:number-rows-spanned="6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9" table:style-name="ce19"/>
          <table:covered-table-cell table:number-columns-repeated="3" table:style-name="ce2"/>
          <table:covered-table-cell table:style-name="ce76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9" table:style-name="ce19"/>
          <table:covered-table-cell table:number-columns-repeated="3" table:style-name="ce2"/>
          <table:covered-table-cell table:style-name="ce76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7"/>
          <table:covered-table-cell table:number-columns-repeated="19" table:style-name="ce19"/>
          <table:covered-table-cell table:number-columns-repeated="3" table:style-name="ce2"/>
          <table:covered-table-cell table:style-name="ce76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9" table:style-name="ce19"/>
          <table:covered-table-cell table:number-columns-repeated="3" table:style-name="ce2"/>
          <table:covered-table-cell table:style-name="ce76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>
          <table:covered-table-cell table:number-columns-repeated="5" table:style-name="ce2"/>
          <table:covered-table-cell table:number-columns-repeated="19" table:style-name="ce19"/>
          <table:covered-table-cell table:number-columns-repeated="3" table:style-name="ce2"/>
          <table:covered-table-cell table:style-name="ce76"/>
          <table:covered-table-cell table:number-columns-repeated="3" table:style-name="ce7"/>
          <table:table-cell table:style-name="ce11" table:number-columns-repeated="992"/>
          <table:table-cell table:style-name="ce81"/>
        </table:table-row>
        <table:table-row table:style-name="ro3" table:number-rows-repeated="65491">
          <table:table-cell table:style-name="ce8"/>
          <table:table-cell table:style-name="ce11" table:number-columns-repeated="1022"/>
          <table:table-cell table:style-name="ce81"/>
        </table:table-row>
        <table:table-row table:style-name="ro3">
          <table:table-cell table:style-name="ce8"/>
          <table:table-cell table:style-name="ce12" table:number-columns-repeated="1022"/>
          <table:table-cell table:style-name="ce8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style-name="ce10"/>
          <table:table-cell table:style-name="ce13" table:number-columns-repeated="1022"/>
          <table:table-cell table:style-name="ce8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 Mono" svg:font-family="'Consola Mono'" style:font-pitch="fixed"/>
    <style:font-face style:name="Consola Mono1" svg:font-family="'Consola Mono'" style:font-adornments="Book" style:font-pitch="fixed"/>
    <style:font-face style:name="Crimson Text" svg:font-family="'Crimson Text'" style:font-pitch="variable"/>
    <style:font-face style:name="Quattrocento Roman" svg:font-family="'Quattrocento Roman'" style:font-adornments="Regular" style:font-pitch="variable"/>
    <style:font-face style:name="Bitstream Charter" svg:font-family="'Bitstream Charter'" style:font-family-generic="roman" style:font-pitch="variable"/>
    <style:font-face style:name="LM Roman 12" svg:font-family="'LM Roman 12'" style:font-family-generic="roman" style:font-pitch="variable"/>
    <style:font-face style:name="Arial" svg:font-family="Arial" style:font-family-generic="swiss" style:font-pitch="variable"/>
    <style:font-face style:name="NotCourierSans" svg:font-family="NotCourierSans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date-style style:name="N114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udion" style:family="table-cell" style:parent-style-name="Default">
      <style:table-cell-properties style:text-align-source="fix" style:repeat-content="false" fo:border="0.26pt solid #0047ff" fo:padding="0.199cm" style:vertical-align="middle"/>
      <style:paragraph-properties fo:text-align="start"/>
      <style:text-properties style:font-name="Quattrocento Roman" fo:font-size="10pt" fo:font-style="normal" fo:font-weight="normal"/>
    </style:style>
    <style:style style:name="ch" style:family="table-cell" style:parent-style-name="Default">
      <style:table-cell-properties style:text-align-source="fix" style:repeat-content="false" fo:border="0.26pt solid #0047ff" fo:padding="0.199cm" style:vertical-align="middle"/>
      <style:paragraph-properties fo:text-align="end"/>
      <style:text-properties style:font-name="NotCourierSans" fo:font-size="9pt" fo:font-weight="normal"/>
    </style:style>
    <style:style style:name="decr" style:family="table-cell" style:parent-style-name="Default">
      <style:table-cell-properties style:text-align-source="fix" style:repeat-content="false" fo:background-color="transparent" fo:border="0.26pt solid #0000ff" fo:padding="0.199cm" style:vertical-align="middle"/>
      <style:paragraph-properties fo:text-align="start"/>
      <style:text-properties style:font-name="NotCourierSans" fo:font-size="9pt" fo:font-style="normal" fo:font-weight="normal"/>
    </style:style>
    <style:style style:name="bandes" style:family="table-cell" style:parent-style-name="Default">
      <style:table-cell-properties fo:border-bottom="0.26pt solid #0047ff" fo:border-left="none" fo:border-right="none" fo:border-top="0.26pt solid #0047ff"/>
    </style:style>
  </office:styles>
  <office:automatic-styles>
    <style:page-layout style:name="Mpm1">
      <style:page-layout-properties fo:page-width="21.001cm" fo:page-height="29.7cm" fo:margin-top="0.9cm" fo:margin-bottom="2.101cm" fo:margin-left="1.55cm" fo:margin-right="0.9cm" fo:border="none" fo:padding="0cm" style:shadow="none" fo:background-color="transparent" style:scale-to="9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915cm" fo:margin-left="0cm" fo:margin-right="0cm" fo:margin-top="0.305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 Mono1" fo:font-size="9pt" fo:font-style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OSP_280312-02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4-10-2012</text:date>, <text:time>14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6:22:15</meta:creation-date>
    <meta:editing-duration>PT21H20M25S</meta:editing-duration>
    <meta:editing-cycles>5</meta:editing-cycles>
    <meta:generator>LibreOffice/3.4$Unix LibreOffice_project/340m1$Build-402</meta:generator>
    <meta:initial-creator>Eric Schrijver</meta:initial-creator>
    <dc:date>2012-10-04T14:22:02</dc:date>
    <dc:creator>Eric Schrijver</dc:creator>
    <meta:document-statistic meta:table-count="3" meta:cell-count="36" meta:object-count="1"/>
  </office:meta>
</office:document-meta>
</file>